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0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5.482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9.83cm"/>
    </style:style>
    <style:style style:name="co7" style:family="table-column">
      <style:table-column-properties fo:break-before="auto" style:column-width="5.255cm"/>
    </style:style>
    <style:style style:name="co8" style:family="table-column">
      <style:table-column-properties fo:break-before="auto" style:column-width="6.59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dee7e5"/>
      <style:text-properties fo:color="#50200c" fo:font-size="12pt" style:font-size-asian="12pt" style:font-size-complex="12pt"/>
    </style:style>
    <style:style style:name="ce5" style:family="table-cell" style:parent-style-name="Default">
      <style:table-cell-properties fo:background-color="#dee7e5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0">
      <style:table-cell-properties fo:background-color="#ffd8ce"/>
    </style:style>
    <style:style style:name="ce8" style:family="table-cell" style:parent-style-name="Default" style:data-style-name="N100">
      <style:table-cell-properties fo:background-color="#b4c7dc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ackground-color="#dee7e5"/>
    </style:style>
    <style:style style:name="ce11" style:family="table-cell" style:parent-style-name="Default" style:data-style-name="N100">
      <style:table-cell-properties fo:background-color="#afd095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loth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9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3" office:value-type="string" calcext:value-type="string" table:number-columns-spanned="8" table:number-rows-spanned="2">
            <text:p>EXITS Bill of Materials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table-cell table:number-columns-repeated="1016"/>
        </table:table-row>
        <table:table-row table:style-name="ro1">
          <table:covered-table-cell table:number-columns-repeated="3"/>
          <table:covered-table-cell table:number-columns-repeated="2" table:style-name="Default"/>
          <table:covered-table-cell/>
          <table:covered-table-cell table:style-name="Default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Toleranc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Vendor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RESISTORS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R1, R14, R17, R18, R19, R20, R21, R22, R27, R28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 table:style-name="ce12" office:value-type="string" calcext:value-type="string">
            <text:p>0.1% 25ppm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www.mouser.jp/ProductDetail/652-CRT0603BY1003ELF" xlink:type="simple">652-CRT0603BY1003ELF</text:a>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, R1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69</text:p>
          </table:table-cell>
          <table:table-cell office:value-type="string" calcext:value-type="string">
            <text:p>0603</text:p>
          </table:table-cell>
          <table:table-cell table:style-name="ce12" office:value-type="string" calcext:value-type="string">
            <text:p>0.1% 25ppm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www.mouser.jp/ProductDetail/71-CRCW06031M69FKEA" xlink:type="simple">71-CRCW06031M69FKEA</text:a>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, R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2k</text:p>
          </table:table-cell>
          <table:table-cell office:value-type="string" calcext:value-type="string">
            <text:p>0603</text:p>
          </table:table-cell>
          <table:table-cell table:style-name="ce12" office:value-type="string" calcext:value-type="string">
            <text:p>0.1% 25ppm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www.mouser.jp/ProductDetail/667-ERA-3AEB1023V" xlink:type="simple">667-ERA-3AEB1023V</text:a>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, R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2k</text:p>
          </table:table-cell>
          <table:table-cell office:value-type="string" calcext:value-type="string">
            <text:p>0603</text:p>
          </table:table-cell>
          <table:table-cell table:style-name="ce12" office:value-type="string" calcext:value-type="string">
            <text:p>0.1% 25ppm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www.mouser.jp/ProductDetail/603-RT0603BRD07442KL" xlink:type="simple">603-RT0603BRD07442KL</text:a>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, R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k</text:p>
          </table:table-cell>
          <table:table-cell office:value-type="string" calcext:value-type="string">
            <text:p>0603</text:p>
          </table:table-cell>
          <table:table-cell table:style-name="ce12" office:value-type="string" calcext:value-type="string">
            <text:p>0.1% 25ppm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www.mouser.jp/ProductDetail/667-ERA-3AEB1133V" xlink:type="simple">667-ERA-3AEB1133V</text:a>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, R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5k</text:p>
          </table:table-cell>
          <table:table-cell office:value-type="string" calcext:value-type="string">
            <text:p>0603</text:p>
          </table:table-cell>
          <table:table-cell table:style-name="ce12" office:value-type="string" calcext:value-type="string">
            <text:p>0.1% 25ppm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www.mouser.jp/ProductDetail/667-ERA-3AEB2153V" xlink:type="simple">667-ERA-3AEB2153V</text:a>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, R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0603</text:p>
          </table:table-cell>
          <table:table-cell table:style-name="ce12" office:value-type="string" calcext:value-type="string">
            <text:p>0.1% 25ppm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www.mouser.jp/ProductDetail/667-ERA-3AEB1403V" xlink:type="simple">667-ERA-3AEB1403V</text:a>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, R1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style-name="ce8" office:value-type="string" calcext:value-type="string">
            <text:p>1206</text:p>
          </table:table-cell>
          <table:table-cell table:style-name="ce12" office:value-type="string" calcext:value-type="string">
            <text:p>0.1% 25ppm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www.mouser.jp/ProductDetail/71-TNPW1206100KBEEA" xlink:type="simple">71-TNPW1206100KBEEA</text:a>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3, R24, R25, R26, 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1r</text:p>
          </table:table-cell>
          <table:table-cell table:style-name="ce8" office:value-type="string" calcext:value-type="string">
            <text:p>1206</text:p>
          </table:table-cell>
          <table:table-cell table:style-name="ce12" office:value-type="string" calcext:value-type="string">
            <text:p>1%<text:span text:style-name="T1"> </text:span><text:span text:style-name="T2">1/2W</text:span>  (500mW)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www.mouser.jp/ProductDetail/652-CRS1206AFX1R00LF" xlink:type="simple">652-CRS1206AFX1R00LF</text:a>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9, R3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table:style-name="ce12" office:value-type="string" calcext:value-type="string">
            <text:p>0.1% 25ppm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www.mouser.jp/ProductDetail/667-ERA-3AEB102V" xlink:type="simple">667-ERA-3AEB102V</text:a> 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CAPACITORS</text:p>
          </table:table-cell>
          <table:table-cell table:style-name="ce5" table:number-columns-repeated="2"/>
          <table:table-cell table:style-name="ce10" table:number-columns-repeated="2"/>
          <table:table-cell table:style-name="ce5" table:number-columns-repeated="1019"/>
        </table:table-row>
        <table:table-row table:style-name="ro1">
          <table:table-cell office:value-type="string" calcext:value-type="string">
            <text:p>C1, 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table:style-name="ce8" office:value-type="string" calcext:value-type="string">
            <text:p>1206</text:p>
          </table:table-cell>
          <table:table-cell office:value-type="string" calcext:value-type="string">
            <text:p>C0G/NP0, 2% &gt;25v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<text:a xlink:href="https://www.mouser.jp/ProductDetail/Murata-Electronics/GRM31C5C1E104GA01L?qs=lqAf%2FiVYw9i8LI7bf9C68Q%3D%3D" xlink:type="simple">GRM31C5C1E104GA01L</text:a>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, C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0G/NP0, 2% &gt;25v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<text:a xlink:href="https://www.mouser.jp/ProductDetail/791-0603N220G500CT" xlink:type="simple">791-0603N220G500CT</text:a>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, C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table:style-name="ce11" office:value-type="string" calcext:value-type="string">
            <text:p>0805</text:p>
          </table:table-cell>
          <table:table-cell office:value-type="string" calcext:value-type="string">
            <text:p>X5R &gt;25v 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<text:a xlink:href="https://www.mouser.jp/ProductDetail/Samsung-Electro-Mechanics/CL21A226MAQNNNF?qs=xZ%2FP%252Ba9zWqbiLukvVU3Qpw%3D%3D" xlink:type="simple">CL21A226MAQNNNF</text:a>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, C8, C9, C10, C11, C12, C13, C14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7R 10% &gt;25v 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<text:a xlink:href="https://www.mouser.jp/ProductDetail/Samsung-Electro-Mechanics/CL10B104KA8NNND?qs=349EhDEZ59p2BVyIlRF8Uw%3D%3D" xlink:type="simple">CL10B104KA8NNND</text:a> 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DIODES</text:p>
          </table:table-cell>
          <table:table-cell table:style-name="ce5" table:number-columns-repeated="2"/>
          <table:table-cell table:style-name="ce10" table:number-columns-repeated="2"/>
          <table:table-cell table:style-name="ce5" table:number-columns-repeated="1019"/>
        </table:table-row>
        <table:table-row table:style-name="ro1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5819HW</text:p>
          </table:table-cell>
          <table:table-cell table:style-name="ce9" office:value-type="string" calcext:value-type="string">
            <text:p>SOD-123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621-<text:a xlink:href="https://www.mouser.jp/ProductDetail/Diodes-Incorporated/1N5819HW-7-F?qs=NQ47qNm99eDyWTEd07miYA%3D%3D" xlink:type="simple">1N5819HW-7-F</text:a> 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Cs</text:p>
          </table:table-cell>
          <table:table-cell table:style-name="ce5" table:number-columns-repeated="2"/>
          <table:table-cell table:style-name="ce10" table:number-columns-repeated="2"/>
          <table:table-cell table:style-name="ce5" table:number-columns-repeated="1019"/>
        </table:table-row>
        <table:table-row table:style-name="ro1">
          <table:table-cell office:value-type="string" calcext:value-type="string">
            <text:p>IC1, I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M4556AV-TE1</text:p>
          </table:table-cell>
          <table:table-cell table:style-name="ce9" office:value-type="string" calcext:value-type="string">
            <text:p>SSOP-8</text:p>
          </table:table-cell>
          <table:table-cell/>
          <table:table-cell table:style-name="ce13" office:value-type="string" calcext:value-type="string">
            <text:p>Operational Amplifiers - Op Amps Dual High Current </text:p>
          </table:table-cell>
          <table:table-cell office:value-type="string" calcext:value-type="string">
            <text:p> <text:a xlink:href="https://www.mouser.jp/ProductDetail/Nisshinbo/NJM4556AV-TE1" xlink:type="simple">513-NJM4556AV-TE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, U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E49720</text:p>
          </table:table-cell>
          <table:table-cell table:style-name="ce9" office:value-type="string" calcext:value-type="string">
            <text:p>SOIC-8</text:p>
          </table:table-cell>
          <table:table-cell/>
          <table:table-cell table:style-name="ce13" office:value-type="string" calcext:value-type="string">
            <text:p>high-fidelity, high performance audio op amp 8-SOIC </text:p>
          </table:table-cell>
          <table:table-cell table:style-name="Default" office:value-type="string" calcext:value-type="string">
            <text:p><text:a xlink:href="https://www.mouser.jp/ProductDetail/Texas-Instruments/LME49720MAX-NOPB" xlink:type="simple">926-LME49720MAX/NOPB</text:a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ALTERNATIVES TO LME49720</text:p>
          </table:table-cell>
          <table:table-cell office:value-type="string" calcext:value-type="string">
            <text:p><text:a xlink:href="https://www.mouser.jp/ProductDetail/926-LM4562MA-NOPB" xlink:type="simple">926-LM4562MA/NOPB</text:a> </text:p>
          </table:table-cell>
          <table:table-cell table:style-name="ce12" office:value-type="string" calcext:value-type="string">
            <text:p><text:a xlink:href="https://www.mouser.jp/ProductDetail/926-LM4562MAX-NOPB" xlink:type="simple">926-LM4562MAX/NOPB</text:a> 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TS</text:p>
          </table:table-cell>
          <table:table-cell table:style-name="ce5" table:number-columns-repeated="2"/>
          <table:table-cell table:style-name="ce10" table:number-columns-repeated="2"/>
          <table:table-cell table:style-name="ce5" table:number-columns-repeated="1019"/>
        </table:table-row>
        <table:table-row table:style-name="ro1">
          <table:table-cell office:value-type="string" calcext:value-type="string">
            <text:p>RV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k A</text:p>
          </table:table-cell>
          <table:table-cell table:style-name="Default" office:value-type="string" calcext:value-type="string">
            <text:p>R_POT_Dual_Separate</text:p>
          </table:table-cell>
          <table:table-cell table:style-name="Default" office:value-type="string" calcext:value-type="string">
            <text:p>Potentiometer_THT:Potentiometer_Alpha_RD902F-40-00D_Dual_Vertical</text:p>
          </table:table-cell>
          <table:table-cell office:value-type="string" calcext:value-type="string">
            <text:p>Dual potentiometer, separate units</text:p>
          </table:table-cell>
          <table:table-cell table:style-name="Default" office:value-type="string" calcext:value-type="string">
            <text:p><text:a xlink:href="https://www.thonk.co.uk/shop/alpha-9mm-pots-dshaft/" xlink:type="simple">Thonk A50K dual gang</text:a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THROUGH-HOLE</text:p>
          </table:table-cell>
          <table:table-cell table:style-name="ce5" table:number-columns-repeated="2"/>
          <table:table-cell table:style-name="ce10" table:number-columns-repeated="2"/>
          <table:table-cell table:style-name="ce5" table:number-columns-repeated="1019"/>
        </table:table-row>
        <table:table-row table:style-name="ro1">
          <table:table-cell office:value-type="string" calcext:value-type="string">
            <text:p>J1, J2, J3, J4, J5, J6, J7, J8, J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ck, PJ301M-12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https://www.thonk.co.uk/shop/3-5mm-jacks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3, J1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-63083A</text:p>
          </table:table-cell>
          <table:table-cell table:style-name="Default" office:value-type="string" calcext:value-type="string">
            <text:p>SJ-63083A</text:p>
          </table:table-cell>
          <table:table-cell table:style-name="Default"/>
          <table:table-cell office:value-type="string" calcext:value-type="string">
            <text:p>Audio Jack, 3 Poles (Stereo / TRS)</text:p>
          </table:table-cell>
          <table:table-cell table:style-name="Default" office:value-type="string" calcext:value-type="string">
            <text:p><text:a xlink:href="https://www.mouser.jp/ProductDetail/CUI-Devices/SJ-63083A" xlink:type="simple">490-SJ-63083A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P0204</text:p>
          </table:table-cell>
          <table:table-cell table:style-name="Default" office:value-type="string" calcext:value-type="string">
            <text:p>ADP0204</text:p>
          </table:table-cell>
          <table:table-cell table:style-name="Default"/>
          <table:table-cell office:value-type="string" calcext:value-type="string">
            <text:p>DIP Switches / SIP Switches SPST 2P PIANO T/H DIP SWITCH</text:p>
          </table:table-cell>
          <table:table-cell table:style-name="Default" office:value-type="string" calcext:value-type="string">
            <text:p><text:a xlink:href="https://www.mouser.jp/ProductDetail/TE-Connectivity-PB/ADP0204" xlink:type="simple">506-ADP0204</text:a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table:style-name="Default" office:value-type="string" calcext:value-type="string">
            <text:p>Connector_PinHeader_2.54mm:PinHeader_1x04_P2.54mm_Vertical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Female</text:p>
          </table:table-cell>
          <table:table-cell table:style-name="Default" office:value-type="string" calcext:value-type="string">
            <text:p>Connector_PinSocket_2.54mm:PinSocket_1x04_P2.54mm_Vertical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Female</text:p>
          </table:table-cell>
          <table:table-cell table:style-name="Default" office:value-type="string" calcext:value-type="string">
            <text:p>Connector_PinSocket_2.54mm:PinSocket_1x06_P2.54mm_Vertical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J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Male</text:p>
          </table:table-cell>
          <table:table-cell table:style-name="Default" office:value-type="string" calcext:value-type="string">
            <text:p>Connector_PinHeader_2.54mm:PinHeader_1x06_P2.54mm_Vertical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rack Power Header </text:p>
          </table:table-cell>
          <table:table-cell table:style-name="Default" office:value-type="string" calcext:value-type="string">
            <text:p>Connector_IDC:IDC-Header_2x05_P2.54mm_Vertical</text:p>
          </table:table-cell>
          <table:table-cell table:style-name="Default"/>
          <table:table-cell office:value-type="string" calcext:value-type="string">
            <text:p>2x10 shrouded header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11:40:04.5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1-30T13:00:21.030000000</dc:date>
    <meta:editing-duration>PT2H40M57S</meta:editing-duration>
    <meta:editing-cycles>10</meta:editing-cycles>
    <meta:generator>LibreOffice/6.4.3.2$Windows_X86_64 LibreOffice_project/747b5d0ebf89f41c860ec2a39efd7cb15b54f2d8</meta:generator>
    <meta:document-statistic meta:table-count="1" meta:cell-count="177" meta:object-count="0"/>
  </office:meta>
</office:document-meta>
</file>